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94f" officeooo:paragraph-rsid="0010994f"/>
    </style:style>
    <style:style style:name="P2" style:family="paragraph" style:parent-style-name="Text_20_body">
      <style:text-properties style:font-name="FreeMono" fo:font-size="8pt" officeooo:rsid="0011583d" officeooo:paragraph-rsid="0011583d" style:font-size-asian="8pt" style:font-size-complex="8pt"/>
    </style:style>
    <style:style style:name="P3" style:family="paragraph" style:parent-style-name="Heading_20_3">
      <style:text-properties officeooo:rsid="0010994f" officeooo:paragraph-rsid="0010994f"/>
    </style:style>
    <style:style style:name="T1" style:family="text">
      <style:text-properties officeooo:rsid="00109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eoRed Modular Identification Workflow</text:p>
      <text:p text:style-name="Subtitle">Modules Documentation <text:span text:style-name="T1">(01/12/2015)</text:span></text:p>
      <text:h text:style-name="Heading_20_2" text:outline-level="2">1. Summary</text:h>
      <text:h text:style-name="Heading_20_3" text:outline-level="3">DB-related</text:h>
      <text:p text:style-name="P1">- PseudoInverter: Generates decoys using pseudo-reverse strategy with trypsin and proline rule.</text:p>
      <text:p text:style-name="P1">- Digester: Models peptide to protein relations from a FASTA file.</text:p>
      <text:p text:style-name="P1">- Modeller: Models peptide distribution.</text:p>
      <text:h text:style-name="P3" text:outline-level="3">PSMs</text:h>
      <text:p text:style-name="P1">- Parser: Parses output files of different search engines into a single SpHPP TSV format.</text:p>
      <text:p text:style-name="P1">- Competitor: Makes competition between target and decoy PSMs.</text:p>
      <text:p text:style-name="P1">- PsmFilter: Filters entries from PSMS SpHPP TSV file.</text:p>
      <text:p text:style-name="P1">- LPCalculator: Calculates LP values from target and decoy scores.</text:p>
      <text:h text:style-name="Heading_20_3" text:outline-level="3">Configuration</text:h>
      <text:p text:style-name="P1">- ConfigDetector: Guesses search and digestion paramteres from identified peptides.</text:p>
      <text:h text:style-name="Heading_20_3" text:outline-level="3">General</text:h>
      <text:p text:style-name="P1">- Integrator: Integrates upper level scores by summing lower level scores.</text:p>
      <text:p text:style-name="P1">- FdrCalculator: Adds columns with different FDR metrics to scores TSV files.</text:p>
      <text:p text:style-name="P1">- Relator: Combines two relations files removing the intermediate step.</text:p>
      <text:p text:style-name="P1">- Corrector: Corrects LP scores according to M values to calculate LPCorr scores.</text:p>
      <text:p text:style-name="P1">- Normalizer: Calculates a scaling factor between observed and expected M-values.</text:p>
      <text:p text:style-name="P1">- Occam: Updates relation coeficients according to upper-level scores.</text:p>
      <text:p text:style-name="P1">- OccamIntegrator: Loops Integrator, Corrector and Occam modules.</text:p>
      <text:p text:style-name="P1">- FdrTagger: Marks relations with low FDR in lower items.</text:p>
      <text:p text:style-name="P1">- Grouper: Builds ambiguity groups according to shared peptides using PAnalyzer algorithm.</text:p>
      <text:h text:style-name="Heading_20_2" text:outline-level="2">2. Usage</text:h>
      <text:p text:style-name="P2">== Usage ==</text:p>
      <text:p text:style-name="P2"/>
      <text:p text:style-name="P2">Prototype:</text:p>
      <text:p text:style-name="P2"><text:s text:c="8"/>PseudoInverter -t &lt;target.fasta&gt; [-d &lt;decoy.fasta&gt;] [-c &lt;concat.fasta&gt;] </text:p>
      <text:p text:style-name="P2"><text:s text:c="16"/>[--decoyPrefix &lt;prefix&gt;] [--enzyme TRYPSIN|TRYPSINP|ASP_PRO]</text:p>
      <text:p text:style-name="P2"/>
      <text:p text:style-name="P2">Description:</text:p>
      <text:p text:style-name="P2"><text:s text:c="8"/>Generates decoys using pseudo-reverse strategy with trypsin and proline </text:p>
      <text:p text:style-name="P2"><text:s text:c="8"/>rule.</text:p>
      <text:p text:style-name="P2"/>
      <text:p text:style-name="P2">Options:</text:p>
      <text:p text:style-name="P2"><text:s text:c="8"/>-t, --target &lt;target.fasta&gt;</text:p>
      <text:p text:style-name="P2"><text:soft-page-break/><text:s text:c="16"/>Input fasta file path with target sequences.</text:p>
      <text:p text:style-name="P2"><text:s text:c="8"/>-d, --decoy &lt;decoy.fasta&gt;</text:p>
      <text:p text:style-name="P2"><text:s text:c="16"/>Output fasta file path with decoy sequences. By default </text:p>
      <text:p text:style-name="P2"><text:s text:c="16"/>generated from target file name.</text:p>
      <text:p text:style-name="P2"><text:s text:c="8"/>-c, --concat &lt;concat.fasta&gt;</text:p>
      <text:p text:style-name="P2"><text:s text:c="16"/>Output fasta file path with concatenated target and decoy </text:p>
      <text:p text:style-name="P2"><text:s text:c="16"/>sequences. By default generated from target file name.</text:p>
      <text:p text:style-name="P2"><text:s text:c="8"/>--decoyPrefix &lt;prefix&gt;</text:p>
      <text:p text:style-name="P2"><text:s text:c="16"/>Prefix of decoy entries.</text:p>
      <text:p text:style-name="P2"><text:s text:c="16"/>Default: 'decoy-'.</text:p>
      <text:p text:style-name="P2"><text:s text:c="8"/>--enzyme TRYPSIN|TRYPSINP|ASP_PRO</text:p>
      <text:p text:style-name="P2"><text:s text:c="16"/>Enzyme used for digestion.</text:p>
      <text:p text:style-name="P2"><text:s text:c="16"/>Default: 'TRYPSIN'.</text:p>
      <text:p text:style-name="P2">== Usage ==</text:p>
      <text:p text:style-name="P2"/>
      <text:p text:style-name="P2">Prototype:</text:p>
      <text:p text:style-name="P2"><text:s text:c="8"/>Digester -i &lt;input.fasta&gt; [-o &lt;Seq2Prot.tsv&gt;] [--enzyme </text:p>
      <text:p text:style-name="P2"><text:s text:c="16"/>TRYPSIN|TRYPSINP|ASP_PRO] [--missed &lt;missedCleavages&gt;] [--dp] [--nterm </text:p>
      <text:p text:style-name="P2"><text:s text:c="16"/>&lt;maximum&gt;] [--minPepLen &lt;length&gt;] [--maxPepLen &lt;length&gt;]</text:p>
      <text:p text:style-name="P2"/>
      <text:p text:style-name="P2">Description:</text:p>
      <text:p text:style-name="P2"><text:s text:c="8"/>Models peptide to protein relations from a FASTA file.</text:p>
      <text:p text:style-name="P2"/>
      <text:p text:style-name="P2">Options:</text:p>
      <text:p text:style-name="P2"><text:s text:c="8"/>-i, --fasta &lt;input.fasta&gt;</text:p>
      <text:p text:style-name="P2"><text:s text:c="16"/>Input fasta file path.</text:p>
      <text:p text:style-name="P2"><text:s text:c="8"/>-o, --output &lt;Seq2Prot.tsv&gt;</text:p>
      <text:p text:style-name="P2"><text:s text:c="16"/>Output TSV file with peptide to protein relations.</text:p>
      <text:p text:style-name="P2"><text:s text:c="16"/>Default: 'Seq2Prot.tsv.gz'.</text:p>
      <text:p text:style-name="P2"><text:s text:c="8"/>--enzyme TRYPSIN|TRYPSINP|ASP_PRO</text:p>
      <text:p text:style-name="P2"><text:s text:c="16"/>Enzyme used for digestion.</text:p>
      <text:p text:style-name="P2"><text:s text:c="16"/>Default: 'TRYPSIN'.</text:p>
      <text:p text:style-name="P2"><text:s text:c="8"/>--missed &lt;missedCleavages&gt;</text:p>
      <text:p text:style-name="P2"><text:s text:c="16"/>Number of missed cleavages allowed in the search.</text:p>
      <text:p text:style-name="P2"><text:s text:c="16"/>Default: '1'.</text:p>
      <text:p text:style-name="P2"><text:s text:c="8"/>--dp</text:p>
      <text:p text:style-name="P2"><text:s text:c="16"/>Enable adventitious cleavage at Asp-Pro residues. Disabled by </text:p>
      <text:p text:style-name="P2"><text:s text:c="16"/>default.</text:p>
      <text:p text:style-name="P2"><text:s text:c="8"/>--nterm &lt;maximum&gt;</text:p>
      <text:p text:style-name="P2"><text:s text:c="16"/>Maximum number of N-term residues that might be cleaved off in </text:p>
      <text:p text:style-name="P2"><text:s text:c="16"/>vivo when the first amino acid is methionine.</text:p>
      <text:p text:style-name="P2"><text:s text:c="16"/>Default: '2'.</text:p>
      <text:p text:style-name="P2"><text:s text:c="8"/>--minPepLen &lt;length&gt;</text:p>
      <text:p text:style-name="P2"><text:s text:c="16"/>Minimum peptide length in amino acids.</text:p>
      <text:p text:style-name="P2"><text:soft-page-break/><text:s text:c="16"/>Default: '7'.</text:p>
      <text:p text:style-name="P2"><text:s text:c="8"/>--maxPepLen &lt;length&gt;</text:p>
      <text:p text:style-name="P2"><text:s text:c="16"/>Maximum peptide length in amino acids.</text:p>
      <text:p text:style-name="P2"><text:s text:c="16"/>Default: '60'.</text:p>
      <text:p text:style-name="P2">== Usage ==</text:p>
      <text:p text:style-name="P2"/>
      <text:p text:style-name="P2">Prototype:</text:p>
      <text:p text:style-name="P2"><text:s text:c="8"/>Modeller -i &lt;Seq2Prot.tsv&gt; [-o &lt;MdbProt.tsv&gt;] [--varMods &lt;aalist&gt;] [--</text:p>
      <text:p text:style-name="P2"><text:s text:c="16"/>maxPepMods &lt;max&gt;] [--discard &lt;expression&gt;]</text:p>
      <text:p text:style-name="P2"/>
      <text:p text:style-name="P2">Description:</text:p>
      <text:p text:style-name="P2"><text:s text:c="8"/>Models peptide distribution.</text:p>
      <text:p text:style-name="P2"/>
      <text:p text:style-name="P2">Options:</text:p>
      <text:p text:style-name="P2"><text:s text:c="8"/>-i, --input &lt;Seq2Prot.tsv&gt;</text:p>
      <text:p text:style-name="P2"><text:s text:c="16"/>Input TSV file with peptide sequence relations.</text:p>
      <text:p text:style-name="P2"><text:s text:c="8"/>-o, --output &lt;MdbProt.tsv&gt;</text:p>
      <text:p text:style-name="P2"><text:s text:c="16"/>Output TSV file with M and N values.</text:p>
      <text:p text:style-name="P2"><text:s text:c="16"/>Default: 'MdbProt.tsv.gz'.</text:p>
      <text:p text:style-name="P2"><text:s text:c="8"/>--varMods &lt;aalist&gt;</text:p>
      <text:p text:style-name="P2"><text:s text:c="16"/>Sequence of amino acids with variable modifications.</text:p>
      <text:p text:style-name="P2"><text:s text:c="16"/>Default: 'M'.</text:p>
      <text:p text:style-name="P2"><text:s text:c="8"/>--maxPepMods &lt;max&gt;</text:p>
      <text:p text:style-name="P2"><text:s text:c="16"/>Maximum number of modifications per peptide.</text:p>
      <text:p text:style-name="P2"><text:s text:c="16"/>Default: '3'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 text:c="8"/>Parser -i &lt;/path/dir[/file]&gt; [-o &lt;PsmTarget.tsv&gt;] [-d &lt;PsmDecoy.tsv&gt;] [--</text:p>
      <text:p text:style-name="P2"><text:s text:c="16"/>decoyPrefix &lt;prefix&gt;]</text:p>
      <text:p text:style-name="P2"/>
      <text:p text:style-name="P2">Description:</text:p>
      <text:p text:style-name="P2"><text:s text:c="8"/>Parses output files of different search engines into a single SpHPP TSV </text:p>
      <text:p text:style-name="P2"><text:s text:c="8"/>format.</text:p>
      <text:p text:style-name="P2"/>
      <text:p text:style-name="P2">Options:</text:p>
      <text:p text:style-name="P2"><text:s text:c="8"/>-i, --input &lt;/path/dir[/file]&gt;</text:p>
      <text:p text:style-name="P2"><text:s text:c="16"/>Input path of search engine output file or directory with files.</text:p>
      <text:p text:style-name="P2"><text:s text:c="8"/>-o, --outputPsm &lt;PsmTarget.tsv&gt;</text:p>
      <text:p text:style-name="P2"><text:s text:c="16"/>Output PSM TSV file.</text:p>
      <text:p text:style-name="P2"><text:s text:c="16"/>Default: 'PsmTarget.tsv.gz'.</text:p>
      <text:p text:style-name="P2"><text:s text:c="8"/>-d, --decoyPsm &lt;PsmDecoy.tsv&gt;</text:p>
      <text:p text:style-name="P2"><text:soft-page-break/><text:s text:c="16"/>Output PSM TSV file for decoys.</text:p>
      <text:p text:style-name="P2"><text:s text:c="16"/>Default: 'PsmDecoy.tsv.gz'.</text:p>
      <text:p text:style-name="P2"><text:s text:c="8"/>--decoyPrefix &lt;prefix&gt;</text:p>
      <text:p text:style-name="P2"><text:s text:c="16"/>Prefix of decoy entries. If none given, separate output files </text:p>
      <text:p text:style-name="P2"><text:s text:c="16"/>for decoys will not be generated.</text:p>
      <text:p text:style-name="P2">== Usage ==</text:p>
      <text:p text:style-name="P2"/>
      <text:p text:style-name="P2">Prototype:</text:p>
      <text:p text:style-name="P2"><text:s text:c="8"/>Competitor --inTarget &lt;Target.tsv&gt; --inDecoy &lt;Decoy.tsv&gt; [--outTarget </text:p>
      <text:p text:style-name="P2"><text:s text:c="16"/>&lt;TargetComp.tsv&gt;] [--outDecoy &lt;DecoyComp.tsv&gt;]</text:p>
      <text:p text:style-name="P2"/>
      <text:p text:style-name="P2">Description:</text:p>
      <text:p text:style-name="P2"><text:s text:c="8"/>Makes competition between target and decoy PSMs.</text:p>
      <text:p text:style-name="P2"/>
      <text:p text:style-name="P2">Options:</text:p>
      <text:p text:style-name="P2"><text:s text:c="8"/>--inTarget &lt;Target.tsv&gt;</text:p>
      <text:p text:style-name="P2"><text:s text:c="16"/>Input TSV file with target PSMs.</text:p>
      <text:p text:style-name="P2"><text:s text:c="8"/>--inDecoy &lt;Decoy.tsv&gt;</text:p>
      <text:p text:style-name="P2"><text:s text:c="16"/>Input TSV file with decoy PSMs.</text:p>
      <text:p text:style-name="P2"><text:s text:c="8"/>--outTarget &lt;TargetComp.tsv&gt;</text:p>
      <text:p text:style-name="P2"><text:s text:c="16"/>Output TSV file for target PSMs after competition.</text:p>
      <text:p text:style-name="P2"><text:s text:c="16"/>Default: 'TargetComp.tsv.gz'.</text:p>
      <text:p text:style-name="P2"><text:s text:c="8"/>--outDecoy &lt;DecoyComp.tsv&gt;</text:p>
      <text:p text:style-name="P2"><text:s text:c="16"/>Output TSV file for decoy PSMs after competition.</text:p>
      <text:p text:style-name="P2"><text:s text:c="16"/>Default: 'DecoyComp.tsv.gz'.</text:p>
      <text:p text:style-name="P2">== Usage ==</text:p>
      <text:p text:style-name="P2"/>
      <text:p text:style-name="P2">Prototype:</text:p>
      <text:p text:style-name="P2"><text:s text:c="8"/>PsmFilter -i &lt;Psms.tsv&gt; [--outputPsm &lt;FilterPsm.tsv&gt;] [--outputPep </text:p>
      <text:p text:style-name="P2"><text:s text:c="16"/>&lt;FilterPep.tsv&gt;] [-r &lt;Psm2Pep.tsv&gt;] [--rank &lt;rank&gt;] [-f true|false] [-</text:p>
      <text:p text:style-name="P2"><text:s text:c="16"/>b true|false]</text:p>
      <text:p text:style-name="P2"/>
      <text:p text:style-name="P2">Description:</text:p>
      <text:p text:style-name="P2"><text:s text:c="8"/>Filters entries from PSMS SpHPP TSV file.</text:p>
      <text:p text:style-name="P2"/>
      <text:p text:style-name="P2">Options:</text:p>
      <text:p text:style-name="P2"><text:s text:c="8"/>-i, --input &lt;Psms.tsv&gt;</text:p>
      <text:p text:style-name="P2"><text:s text:c="16"/>Input TSV file with PSM entries.</text:p>
      <text:p text:style-name="P2"><text:s text:c="8"/>--outputPsm &lt;FilterPsm.tsv&gt;</text:p>
      <text:p text:style-name="P2"><text:s text:c="16"/>Output TSV file.</text:p>
      <text:p text:style-name="P2"><text:s text:c="16"/>Default: 'FilterPsm.tsv.gz'.</text:p>
      <text:p text:style-name="P2"><text:s text:c="8"/>--outputPep &lt;FilterPep.tsv&gt;</text:p>
      <text:p text:style-name="P2"><text:s text:c="16"/>Output peptide TSV file.</text:p>
      <text:p text:style-name="P2"><text:s text:c="16"/>Default: 'FilterPep.tsv.gz'.</text:p>
      <text:p text:style-name="P2"><text:soft-page-break/><text:s text:c="8"/>-r, --relations &lt;Psm2Pep.tsv&gt;</text:p>
      <text:p text:style-name="P2"><text:s text:c="16"/>Output relations file between filtered PSMs and peptides.</text:p>
      <text:p text:style-name="P2"><text:s text:c="16"/>Default: 'Psm2Pep.tsv.gz'.</text:p>
      <text:p text:style-name="P2"><text:s text:c="8"/>--rank &lt;rank&gt;</text:p>
      <text:p text:style-name="P2"><text:s text:c="16"/>PSM rank threshold.</text:p>
      <text:p text:style-name="P2"><text:s text:c="16"/>Default: '1'.</text:p>
      <text:p text:style-name="P2"><text:s text:c="8"/>-f, --features true|false</text:p>
      <text:p text:style-name="P2"><text:s text:c="16"/>Selects only the best PSM per precursor.</text:p>
      <text:p text:style-name="P2"><text:s text:c="16"/>Default: 'true'.</text:p>
      <text:p text:style-name="P2"><text:s text:c="8"/>-b, --bestPsm true|false</text:p>
      <text:p text:style-name="P2"><text:s text:c="16"/>Selects only the best PSM per peptide.</text:p>
      <text:p text:style-name="P2"><text:s text:c="16"/>Default: 'false'.</text:p>
      <text:p text:style-name="P2">== Usage ==</text:p>
      <text:p text:style-name="P2"/>
      <text:p text:style-name="P2">Prototype:</text:p>
      <text:p text:style-name="P2"><text:s text:c="8"/>LPCalculator --inTarget &lt;Target.tsv&gt; --inDecoy &lt;Decoy.tsv&gt; [--outTarget </text:p>
      <text:p text:style-name="P2"><text:s text:c="16"/>&lt;LPTarget.tsv&gt;] [--outDecoy &lt;LPDecoy.tsv&gt;]</text:p>
      <text:p text:style-name="P2"/>
      <text:p text:style-name="P2">Description:</text:p>
      <text:p text:style-name="P2"><text:s text:c="8"/>Calculates LP values from target and decoy scores.</text:p>
      <text:p text:style-name="P2"/>
      <text:p text:style-name="P2">Options:</text:p>
      <text:p text:style-name="P2"><text:s text:c="8"/>--inTarget &lt;Target.tsv&gt;</text:p>
      <text:p text:style-name="P2"><text:s text:c="16"/>Input TSV file with target scores.</text:p>
      <text:p text:style-name="P2"><text:s text:c="8"/>--inDecoy &lt;Decoy.tsv&gt;</text:p>
      <text:p text:style-name="P2"><text:s text:c="16"/>Input TSV file with decoy scores.</text:p>
      <text:p text:style-name="P2"><text:s text:c="8"/>--outTarget &lt;LPTarget.tsv&gt;</text:p>
      <text:p text:style-name="P2"><text:s text:c="16"/>Output TSV file for target LP values.</text:p>
      <text:p text:style-name="P2"><text:s text:c="16"/>Default: 'LPTarget.tsv.gz'.</text:p>
      <text:p text:style-name="P2"><text:s text:c="8"/>--outDecoy &lt;LPDecoy.tsv&gt;</text:p>
      <text:p text:style-name="P2"><text:s text:c="16"/>Output TSV file for decoy LP values.</text:p>
      <text:p text:style-name="P2"><text:s text:c="16"/>Default: 'LPDecoy.tsv.gz'.</text:p>
      <text:p text:style-name="P2">== Usage ==</text:p>
      <text:p text:style-name="P2"/>
      <text:p text:style-name="P2">Prototype:</text:p>
      <text:p text:style-name="P2"><text:s text:c="8"/>ConfigDetector -i &lt;input.data&gt; -f &lt;input.fasta&gt; [-c &lt;config.ini&gt;] [--max </text:p>
      <text:p text:style-name="P2"><text:s text:c="16"/>&lt;count&gt;]</text:p>
      <text:p text:style-name="P2"/>
      <text:p text:style-name="P2">Description:</text:p>
      <text:p text:style-name="P2"><text:s text:c="8"/>Guesses search and digestion paramteres from identified peptides.</text:p>
      <text:p text:style-name="P2"/>
      <text:p text:style-name="P2">Options:</text:p>
      <text:p text:style-name="P2"><text:s text:c="8"/>-i, --input &lt;input.data&gt;</text:p>
      <text:p text:style-name="P2"><text:s text:c="16"/>Input path of search engine output file or directory with files.</text:p>
      <text:p text:style-name="P2"><text:soft-page-break/><text:s text:c="8"/>-f, --fasta &lt;input.fasta&gt;</text:p>
      <text:p text:style-name="P2"><text:s text:c="16"/>Input fasta file used by the search engine.</text:p>
      <text:p text:style-name="P2"><text:s text:c="8"/>-c, --config &lt;config.ini&gt;</text:p>
      <text:p text:style-name="P2"><text:s text:c="16"/>Output path for writing an ini file with the configuration </text:p>
      <text:p text:style-name="P2"><text:s text:c="16"/>detected.</text:p>
      <text:p text:style-name="P2"><text:s text:c="16"/>Default: 'config.ini'.</text:p>
      <text:p text:style-name="P2"><text:s text:c="8"/>--max &lt;count&gt;</text:p>
      <text:p text:style-name="P2"><text:s text:c="16"/>Number of proteins to be analyzed.</text:p>
      <text:p text:style-name="P2"><text:s text:c="16"/>Default: '1000'.</text:p>
      <text:p text:style-name="P2">== Usage ==</text:p>
      <text:p text:style-name="P2"/>
      <text:p text:style-name="P2">Prototype:</text:p>
      <text:p text:style-name="P2"><text:s text:c="8"/>Integrator -i &lt;ScoreLower.tsv&gt; -r &lt;Lower2Upper.tsv&gt; -o &lt;ScoreUpper.tsv&gt; </text:p>
      <text:p text:style-name="P2"><text:s text:c="16"/>[-p &lt;prefix&gt;] [--discard &lt;expression&gt;]</text:p>
      <text:p text:style-name="P2"/>
      <text:p text:style-name="P2">Description:</text:p>
      <text:p text:style-name="P2"><text:s text:c="8"/>Integrates upper level scores by summing lower level scores.</text:p>
      <text:p text:style-name="P2"/>
      <text:p text:style-name="P2">Options:</text:p>
      <text:p text:style-name="P2"><text:s text:c="8"/>-i, --input &lt;ScoreLower.tsv&gt;</text:p>
      <text:p text:style-name="P2"><text:s text:c="16"/>Input TSV file with lower level scores.</text:p>
      <text:p text:style-name="P2"><text:s text:c="8"/>-r, --relations &lt;Lower2Upper.tsv&gt;</text:p>
      <text:p text:style-name="P2"><text:s text:c="16"/>Input TSV file with lower to upper relations (upper id in the </text:p>
      <text:p text:style-name="P2"><text:s text:c="16"/>first column).</text:p>
      <text:p text:style-name="P2"><text:s text:c="8"/>-o, --output &lt;ScoreUpper.tsv&gt;</text:p>
      <text:p text:style-name="P2"><text:s text:c="16"/>Output TSV file with upper level scores.</text:p>
      <text:p text:style-name="P2"><text:s text:c="8"/>-p, --prefix &lt;prefix&gt;</text:p>
      <text:p text:style-name="P2"><text:s text:c="16"/>Optional prefix to be added to upper and lower relation ids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 text:c="8"/>FdrCalculator --inTarget &lt;Target.tsv&gt; --inDecoy &lt;Decoy.tsv&gt; [--outTarget </text:p>
      <text:p text:style-name="P2"><text:s text:c="16"/>&lt;FdrTarget.tsv&gt;] [--outDecoy &lt;FdrDecoy.tsv&gt;]</text:p>
      <text:p text:style-name="P2"/>
      <text:p text:style-name="P2">Description:</text:p>
      <text:p text:style-name="P2"><text:s text:c="8"/>Adds columns with different FDR metrics to scores TSV files.</text:p>
      <text:p text:style-name="P2"/>
      <text:p text:style-name="P2">Options:</text:p>
      <text:p text:style-name="P2"><text:s text:c="8"/>--inTarget &lt;Target.tsv&gt;</text:p>
      <text:p text:style-name="P2"><text:s text:c="16"/>Input TSV file with target scores.</text:p>
      <text:p text:style-name="P2"><text:s text:c="8"/>--inDecoy &lt;Decoy.tsv&gt;</text:p>
      <text:p text:style-name="P2"><text:s text:c="16"/>Input TSV file with decoy scores.</text:p>
      <text:p text:style-name="P2"><text:soft-page-break/><text:s text:c="8"/>--outTarget &lt;FdrTarget.tsv&gt;</text:p>
      <text:p text:style-name="P2"><text:s text:c="16"/>Output TSV file for target FDR values.</text:p>
      <text:p text:style-name="P2"><text:s text:c="16"/>Default: 'FdrTarget.tsv.gz'.</text:p>
      <text:p text:style-name="P2"><text:s text:c="8"/>--outDecoy &lt;FdrDecoy.tsv&gt;</text:p>
      <text:p text:style-name="P2"><text:s text:c="16"/>Output TSV file for decoy FDR values.</text:p>
      <text:p text:style-name="P2"><text:s text:c="16"/>Default: 'FdrDecoy.tsv.gz'.</text:p>
      <text:p text:style-name="P2">== Usage ==</text:p>
      <text:p text:style-name="P2"/>
      <text:p text:style-name="P2">Prototype:</text:p>
      <text:p text:style-name="P2"><text:s text:c="8"/>Relator -u &lt;Middle2Upper.tsv&gt; -l &lt;Lower2Middle.tsv&gt; -o &lt;Lower2Upper.tsv&gt; </text:p>
      <text:p text:style-name="P2"><text:s text:c="16"/>[--discard &lt;expression&gt;] [--upperPrefix &lt;prefix&gt;] [--</text:p>
      <text:p text:style-name="P2"><text:s text:c="16"/>lowerPrefix &lt;prefix&gt;] [--upperIndex &lt;index&gt;] [--middleIndex1 &lt;index&gt;] [--</text:p>
      <text:p text:style-name="P2"><text:s text:c="16"/>middleIndex2 &lt;index&gt;] [--lowerIndex &lt;index&gt;]</text:p>
      <text:p text:style-name="P2"/>
      <text:p text:style-name="P2">Description:</text:p>
      <text:p text:style-name="P2"><text:s text:c="8"/>Combines two relations files removing the intermediate step.</text:p>
      <text:p text:style-name="P2"/>
      <text:p text:style-name="P2">Options:</text:p>
      <text:p text:style-name="P2"><text:s text:c="8"/>-u, --upper &lt;Middle2Upper.tsv&gt;</text:p>
      <text:p text:style-name="P2"><text:s text:c="16"/>Input TSV file with intermediate to upper relations.</text:p>
      <text:p text:style-name="P2"><text:s text:c="8"/>-l, --lower &lt;Lower2Middle.tsv&gt;</text:p>
      <text:p text:style-name="P2"><text:s text:c="16"/>Input TSV file with lower to intermediate relations.</text:p>
      <text:p text:style-name="P2"><text:s text:c="8"/>-o, --output &lt;Lower2Upper.tsv&gt;</text:p>
      <text:p text:style-name="P2"><text:s text:c="16"/>Output TSV file with lower to upper relations.</text:p>
      <text:p text:style-name="P2"><text:s text:c="8"/>--discard &lt;expression&gt;</text:p>
      <text:p text:style-name="P2"><text:s text:c="16"/>discards lines from TSV input(s) containing the given expression</text:p>
      <text:p text:style-name="P2"><text:s text:c="8"/>--upperPrefix &lt;prefix&gt;</text:p>
      <text:p text:style-name="P2"><text:s text:c="16"/>Optional prefix to be added to upper relations ids.</text:p>
      <text:p text:style-name="P2"><text:s text:c="8"/>--lowerPrefix &lt;prefix&gt;</text:p>
      <text:p text:style-name="P2"><text:s text:c="16"/>Optional prefix to be added to lower relations ids.</text:p>
      <text:p text:style-name="P2"><text:s text:c="8"/>--upperIndex &lt;index&gt;</text:p>
      <text:p text:style-name="P2"><text:s text:c="16"/>Index of TSV field with upper-level ids.</text:p>
      <text:p text:style-name="P2"><text:s text:c="16"/>Default: '0'.</text:p>
      <text:p text:style-name="P2"><text:s text:c="8"/>--middleIndex1 &lt;index&gt;</text:p>
      <text:p text:style-name="P2"><text:s text:c="16"/>Index of TSV field with middle-level ids in upper relations file.</text:p>
      <text:p text:style-name="P2"><text:s text:c="16"/></text:p>
      <text:p text:style-name="P2"><text:s text:c="16"/>Default: '1'.</text:p>
      <text:p text:style-name="P2"><text:s text:c="8"/>--middleIndex2 &lt;index&gt;</text:p>
      <text:p text:style-name="P2"><text:s text:c="16"/>Index of TSV field with middle-level ids in lower relations file.</text:p>
      <text:p text:style-name="P2"><text:s text:c="16"/></text:p>
      <text:p text:style-name="P2"><text:s text:c="16"/>Default: '0'.</text:p>
      <text:p text:style-name="P2"><text:s text:c="8"/>--lowerIndex &lt;index&gt;</text:p>
      <text:p text:style-name="P2"><text:s text:c="16"/>Index of TSV field with lower-level ids.</text:p>
      <text:p text:style-name="P2"><text:s text:c="16"/>Default: '1'.</text:p>
      <text:p text:style-name="P2"><text:soft-page-break/>== Usage ==</text:p>
      <text:p text:style-name="P2"/>
      <text:p text:style-name="P2">Prototype:</text:p>
      <text:p text:style-name="P2"><text:s text:c="8"/>Corrector -i &lt;LPScores.tsv&gt; -m &lt;M.tsv&gt; [-o &lt;LPCorr.tsv&gt;] [-a true|false]</text:p>
      <text:p text:style-name="P2"/>
      <text:p text:style-name="P2">Description:</text:p>
      <text:p text:style-name="P2"><text:s text:c="8"/>Corrects LP scores according to M values to calculate LPCorr scores.</text:p>
      <text:p text:style-name="P2"/>
      <text:p text:style-name="P2">Options:</text:p>
      <text:p text:style-name="P2"><text:s text:c="8"/>-i, --input &lt;LPScores.tsv&gt;</text:p>
      <text:p text:style-name="P2"><text:s text:c="16"/>Input TSV file with LP values.</text:p>
      <text:p text:style-name="P2"><text:s text:c="8"/>-m &lt;M.tsv&gt;</text:p>
      <text:p text:style-name="P2"><text:s text:c="16"/>Input TSV file with M values.</text:p>
      <text:p text:style-name="P2"><text:s text:c="8"/>-o, --output &lt;LPCorr.tsv&gt;</text:p>
      <text:p text:style-name="P2"><text:s text:c="16"/>Output TSV file for LPCorr values.</text:p>
      <text:p text:style-name="P2"><text:s text:c="16"/>Default: 'LPCorr.tsv.gz'.</text:p>
      <text:p text:style-name="P2"><text:s text:c="8"/>-a, --approx true|false</text:p>
      <text:p text:style-name="P2"><text:s text:c="16"/>Use approximated calculation (faster).</text:p>
      <text:p text:style-name="P2"><text:s text:c="16"/>Default: 'false'.</text:p>
      <text:p text:style-name="P2">== Usage ==</text:p>
      <text:p text:style-name="P2"/>
      <text:p text:style-name="P2">Prototype:</text:p>
      <text:p text:style-name="P2"><text:s text:c="8"/>Normalizer -r &lt;Pep2Prot.tsv&gt; -m &lt;MdbProt.tsv&gt; [-o &lt;MProt.tsv&gt;] [-a </text:p>
      <text:p text:style-name="P2"><text:s text:c="16"/>&lt;alpha&gt;] [--discard &lt;expression&gt;]</text:p>
      <text:p text:style-name="P2"/>
      <text:p text:style-name="P2">Description:</text:p>
      <text:p text:style-name="P2"><text:s text:c="8"/>Calculates a scaling factor between observed and expected M-values.</text:p>
      <text:p text:style-name="P2"/>
      <text:p text:style-name="P2">Options:</text:p>
      <text:p text:style-name="P2"><text:s text:c="8"/>-r, --relations &lt;Pep2Prot.tsv&gt;</text:p>
      <text:p text:style-name="P2"><text:s text:c="16"/>Input TSV file with observed relations.</text:p>
      <text:p text:style-name="P2"><text:s text:c="8"/>-m &lt;MdbProt.tsv&gt;</text:p>
      <text:p text:style-name="P2"><text:s text:c="16"/>Input TSV file with db M-values.</text:p>
      <text:p text:style-name="P2"><text:s text:c="8"/>-o, --output &lt;MProt.tsv&gt;</text:p>
      <text:p text:style-name="P2"><text:s text:c="16"/>Output TSV file for storing M-values.</text:p>
      <text:p text:style-name="P2"><text:s text:c="16"/>Default: 'MProt.tsv.gz'.</text:p>
      <text:p text:style-name="P2"><text:s text:c="8"/>-a, --alpha &lt;alpha&gt;</text:p>
      <text:p text:style-name="P2"><text:s text:c="16"/>Uses the specified correction factor instead of calculating it </text:p>
      <text:p text:style-name="P2"><text:s text:c="16"/>from observed values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oft-page-break/><text:s text:c="8"/>Occam -s &lt;Scores.tsv&gt; -i &lt;Pep2Prot.tsv&gt; -o &lt;Occam.tsv&gt; [--discard </text:p>
      <text:p text:style-name="P2"><text:s text:c="16"/>&lt;expression&gt;]</text:p>
      <text:p text:style-name="P2"/>
      <text:p text:style-name="P2">Description:</text:p>
      <text:p text:style-name="P2"><text:s text:c="8"/>Updates relation coeficients according to upper-level scores.</text:p>
      <text:p text:style-name="P2"/>
      <text:p text:style-name="P2">Options:</text:p>
      <text:p text:style-name="P2"><text:s text:c="8"/>-s, --scores &lt;Scores.tsv&gt;</text:p>
      <text:p text:style-name="P2"><text:s text:c="16"/>Input TSV file with upper level scores.</text:p>
      <text:p text:style-name="P2"><text:s text:c="8"/>-i, --input &lt;Pep2Prot.tsv&gt;</text:p>
      <text:p text:style-name="P2"><text:s text:c="16"/>Input TSV file with relations.</text:p>
      <text:p text:style-name="P2"><text:s text:c="8"/>-o, --output &lt;Occam.tsv&gt;</text:p>
      <text:p text:style-name="P2"><text:s text:c="16"/>Output TSV file with relations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 text:c="8"/>OccamIntegrator --inputScores &lt;LPPep.tsv&gt; --inputRelations &lt;Pep2Prot.</text:p>
      <text:p text:style-name="P2"><text:s text:c="16"/>tsv&gt; -m &lt;MProt.tsv&gt; --outputScores &lt;LPProt.tsv&gt; --outputCorrScores </text:p>
      <text:p text:style-name="P2"><text:s text:c="16"/>&lt;LPCorrProt.tsv&gt; [--outputRelations &lt;Pep2ProtOccam.tsv&gt;] [--</text:p>
      <text:p text:style-name="P2"><text:s text:c="16"/>maxDiff &lt;diff&gt;] [--maxIters &lt;iters&gt;] [--discard &lt;expression&gt;]</text:p>
      <text:p text:style-name="P2"/>
      <text:p text:style-name="P2">Description:</text:p>
      <text:p text:style-name="P2"><text:s text:c="8"/>Loops Integrator, Corrector and Occam modules.</text:p>
      <text:p text:style-name="P2"/>
      <text:p text:style-name="P2">Options:</text:p>
      <text:p text:style-name="P2"><text:s text:c="8"/>--inputScores &lt;LPPep.tsv&gt;</text:p>
      <text:p text:style-name="P2"><text:s text:c="16"/>Input lower level LP values in TSV format.</text:p>
      <text:p text:style-name="P2"><text:s text:c="8"/>--inputRelations &lt;Pep2Prot.tsv&gt;</text:p>
      <text:p text:style-name="P2"><text:s text:c="16"/>Input relations in TSV format.</text:p>
      <text:p text:style-name="P2"><text:s text:c="8"/>-m &lt;MProt.tsv&gt;</text:p>
      <text:p text:style-name="P2"><text:s text:c="16"/>Expected M-values in TSV format.</text:p>
      <text:p text:style-name="P2"><text:s text:c="8"/>--outputScores &lt;LPProt.tsv&gt;</text:p>
      <text:p text:style-name="P2"><text:s text:c="16"/>Output upper level LP values in TSV format.</text:p>
      <text:p text:style-name="P2"><text:s text:c="8"/>--outputCorrScores &lt;LPCorrProt.tsv&gt;</text:p>
      <text:p text:style-name="P2"><text:s text:c="16"/>Output upper level LPCorr values in TSV format.</text:p>
      <text:p text:style-name="P2"><text:s text:c="8"/>--outputRelations &lt;Pep2ProtOccam.tsv&gt;</text:p>
      <text:p text:style-name="P2"><text:s text:c="16"/>Output relations in TSV format.</text:p>
      <text:p text:style-name="P2"><text:s text:c="16"/>Default: 'Pep2ProtOccam.tsv.gz'.</text:p>
      <text:p text:style-name="P2"><text:s text:c="8"/>--maxDiff &lt;diff&gt;</text:p>
      <text:p text:style-name="P2"><text:s text:c="16"/>Maximum difference in LP values between iterations.</text:p>
      <text:p text:style-name="P2"><text:s text:c="16"/>Default: '0.1'.</text:p>
      <text:p text:style-name="P2"><text:s text:c="8"/>--maxIters &lt;iters&gt;</text:p>
      <text:p text:style-name="P2"><text:soft-page-break/><text:s text:c="16"/>Maximum number of iterations.</text:p>
      <text:p text:style-name="P2"><text:s text:c="16"/>Default: '300'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 text:c="8"/>FdrTagger --inputRelations &lt;Lower2Upper.tsv&gt; --scores &lt;Scores.tsv&gt; --</text:p>
      <text:p text:style-name="P2"><text:s text:c="16"/>outputRelations &lt;Lower2UpperTagged.tsv&gt; [-f &lt;threshold&gt;] [--discard </text:p>
      <text:p text:style-name="P2"><text:s text:c="16"/>&lt;expression&gt;]</text:p>
      <text:p text:style-name="P2"/>
      <text:p text:style-name="P2">Description:</text:p>
      <text:p text:style-name="P2"><text:s text:c="8"/>Marks relations with low FDR in lower items.</text:p>
      <text:p text:style-name="P2"/>
      <text:p text:style-name="P2">Options:</text:p>
      <text:p text:style-name="P2"><text:s text:c="8"/>--inputRelations &lt;Lower2Upper.tsv&gt;</text:p>
      <text:p text:style-name="P2"><text:s text:c="16"/>Input TSV file with lower to upper relations.</text:p>
      <text:p text:style-name="P2"><text:s text:c="8"/>--scores &lt;Scores.tsv&gt;</text:p>
      <text:p text:style-name="P2"><text:s text:c="16"/>Input TSV file with lower scores.</text:p>
      <text:p text:style-name="P2"><text:s text:c="8"/>--outputRelations &lt;Lower2UpperTagged.tsv&gt;</text:p>
      <text:p text:style-name="P2"><text:s text:c="16"/>Output TSV file with tagged lower to upper relations.</text:p>
      <text:p text:style-name="P2"><text:s text:c="8"/>-f, --fdr &lt;threshold&gt;</text:p>
      <text:p text:style-name="P2"><text:s text:c="16"/>FDR threshold.</text:p>
      <text:p text:style-name="P2"><text:s text:c="16"/>Default: '0.01'.</text:p>
      <text:p text:style-name="P2"><text:s text:c="8"/>--discard &lt;expression&gt;</text:p>
      <text:p text:style-name="P2"><text:s text:c="16"/>discards lines from TSV input(s) containing the given expression</text:p>
      <text:p text:style-name="P2">== Usage ==</text:p>
      <text:p text:style-name="P2"/>
      <text:p text:style-name="P2">Prototype:</text:p>
      <text:p text:style-name="P2"><text:s text:c="8"/>Grouper -i &lt;Pep2Prot.tsv&gt; -o &lt;Prot2Grp.tsv&gt; [--discard &lt;expression&gt;]</text:p>
      <text:p text:style-name="P2"/>
      <text:p text:style-name="P2">Description:</text:p>
      <text:p text:style-name="P2"><text:s text:c="8"/>Builds ambiguity groups according to shared peptides using PAnalyzer </text:p>
      <text:p text:style-name="P2"><text:s text:c="8"/>algorithm.</text:p>
      <text:p text:style-name="P2"/>
      <text:p text:style-name="P2">Options:</text:p>
      <text:p text:style-name="P2"><text:s text:c="8"/>-i, --input &lt;Pep2Prot.tsv&gt;</text:p>
      <text:p text:style-name="P2"><text:s text:c="16"/>Input TSV file with degenerated relations.</text:p>
      <text:p text:style-name="P2"><text:s text:c="8"/>-o, --output &lt;Prot2Grp.tsv&gt;</text:p>
      <text:p text:style-name="P2"><text:s text:c="16"/>Output TSV file with group relations.</text:p>
      <text:p text:style-name="P2"><text:s text:c="8"/>--discard &lt;expression&gt;</text:p>
      <text:p text:style-name="P2"><text:s text:c="16"/>discards lines from TSV input(s) containing the given exp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Prieto</meta:initial-creator>
    <meta:creation-date>2015-12-01T17:36:16.354589517</meta:creation-date>
    <dc:date>2015-12-01T17:51:07.542277193</dc:date>
    <dc:creator>Gorka Prieto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0" meta:paragraph-count="380" meta:word-count="1738" meta:character-count="15834" meta:non-whitespace-character-count="11005"/>
  </office:meta>
</office:document-meta>
</file>